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tent.xml" manifest:media-type="text/xml"/>
  <manifest:file-entry manifest:full-path="settings.xml" manifest:media-type="text/xml"/>
  <manifest:file-entry manifest:full-path="Basic/script-lc.xml" manifest:media-type="text/xml"/>
  <manifest:file-entry manifest:full-path="Basic/Standard/script-lb.xml" manifest:media-type="text/xml"/>
  <manifest:file-entry manifest:full-path="Basic/Standard/Module1.xml" manifest:media-type="text/xml"/>
  <manifest:file-entry manifest:full-path="Dialogs/dialog-lc.xml" manifest:media-type="text/xml"/>
  <manifest:file-entry manifest:full-path="Dialogs/Standard/dialog-lb.xml" manifest:media-type="text/xml"/>
  <manifest:file-entry manifest:full-path="Dialogs/Standard/Dialog1.xml" manifest:media-type="text/xml"/>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automatic-styles>
    <style:style style:name="dp1" style:family="drawing-page"/>
    <style:style style:name="gr1" style:family="graphic" style:parent-style-name="standard">
      <style:graphic-properties draw:stroke="solid" svg:stroke-width="0.08cm" svg:stroke-color="#000000" svg:stroke-opacity="100%" draw:fill="solid" draw:fill-color="#ffffff" draw:fill-hatch-solid="true" draw:opacity="100%" draw:textarea-horizontal-align="center" fo:min-height="1.75cm" fo:padding-top="0.165cm" fo:padding-bottom="0.165cm" fo:padding-left="0.29cm" fo:padding-right="0.29cm"/>
    </style:style>
    <style:style style:name="gr2" style:family="graphic" style:parent-style-name="standard">
      <style:graphic-properties svg:stroke-color="#4040ff" draw:fill-color="#4040ff" draw:textarea-horizontal-align="center" draw:textarea-vertical-align="middle"/>
    </style:style>
    <style:style style:name="P1" style:family="paragraph">
      <loext:graphic-properties draw:fill="solid" draw:fill-color="#ffffff" draw:fill-hatch-solid="true" draw:opacity="100%"/>
      <style:text-properties fo:color="#000000" style:font-name="FreeSans" fo:font-size="18pt" fo:font-weight="900"/>
    </style:style>
    <style:style style:name="P2" style:family="paragraph">
      <loext:graphic-properties draw:fill-color="#4040ff"/>
      <style:paragraph-properties fo:text-align="center"/>
    </style:style>
    <style:style style:name="P3" style:family="paragraph">
      <style:paragraph-properties fo:text-align="center"/>
      <style:text-properties style:text-line-through-style="none" style:text-line-through-type="none" fo:font-family="'Liberation Sans'" style:font-family-generic="swiss" style:font-pitch="variable" fo:font-size="12pt" fo:font-style="normal" style:text-underline-style="none" fo:font-weight="normal"/>
    </style:style>
    <style:style style:name="T1" style:family="text">
      <style:text-properties fo:color="#000000" style:font-name="FreeSans" fo:font-size="18pt" fo:font-weight="9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Start"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1.ButtonPushEvent?language=Basic&amp;location=document" xlink:type="simple"/>
              </office:event-listeners>
            </form:button>
          </form:form>
        </office:forms>
        <draw:frame draw:style-name="gr1" draw:text-style-name="P1" draw:layer="layout" svg:width="26cm" svg:height="2.08cm" svg:x="1cm" svg:y="17.92cm">
          <draw:text-box>
            <text:p><text:span text:style-name="T1">48 Frames per second / 100 fps. 21 millisecs / 10 millisecs</text:span></text:p>
          </draw:text-box>
        </draw:frame>
        <draw:circle draw:style-name="gr2" draw:text-style-name="P2" draw:layer="L5" svg:width="1cm" svg:height="1cm" svg:x="15.993cm" svg:y="10.35cm">
          <text:p/>
        </draw:circle>
        <draw:circle draw:style-name="gr2" draw:text-style-name="P2" draw:layer="L6" svg:width="1cm" svg:height="1cm" svg:x="15.775cm" svg:y="10.82cm">
          <text:p/>
        </draw:circle>
        <draw:circle draw:style-name="gr2" draw:text-style-name="P2" draw:layer="L7" svg:width="1cm" svg:height="1cm" svg:x="15.371cm" svg:y="11.141cm">
          <text:p/>
        </draw:circle>
        <draw:circle draw:style-name="gr2" draw:text-style-name="P2" draw:layer="L8" svg:width="1cm" svg:height="1cm" svg:x="14.87cm" svg:y="11.259cm">
          <text:p/>
        </draw:circle>
        <draw:circle draw:style-name="gr2" draw:text-style-name="P2" draw:layer="L9" svg:width="1cm" svg:height="1cm" svg:x="14.366cm" svg:y="11.168cm">
          <text:p/>
        </draw:circle>
        <draw:circle draw:style-name="gr2" draw:text-style-name="P2" draw:layer="L10" svg:width="1cm" svg:height="1cm" svg:x="13.935cm" svg:y="10.892cm">
          <text:p/>
        </draw:circle>
        <draw:circle draw:style-name="gr2" draw:text-style-name="P2" draw:layer="L11" svg:width="1cm" svg:height="1cm" svg:x="13.635cm" svg:y="10.478cm">
          <text:p/>
        </draw:circle>
        <draw:circle draw:style-name="gr2" draw:text-style-name="P2" draw:layer="L12" svg:width="1cm" svg:height="1cm" svg:x="13.498cm" svg:y="9.987cm">
          <text:p/>
        </draw:circle>
        <draw:circle draw:style-name="gr2" draw:text-style-name="P2" draw:layer="L13" svg:width="1cm" svg:height="1cm" svg:x="13.535cm" svg:y="9.479cm">
          <text:p/>
        </draw:circle>
        <draw:circle draw:style-name="gr2" draw:text-style-name="P2" draw:layer="L14" svg:width="1cm" svg:height="1cm" svg:x="13.734cm" svg:y="9.011cm">
          <text:p/>
        </draw:circle>
        <draw:circle draw:style-name="gr2" draw:text-style-name="P2" draw:layer="L15" svg:width="1cm" svg:height="1cm" svg:x="14.07cm" svg:y="8.63cm">
          <text:p/>
        </draw:circle>
        <draw:circle draw:style-name="gr2" draw:text-style-name="P2" draw:layer="L16" svg:width="1cm" svg:height="1cm" svg:x="14.505cm" svg:y="8.37cm">
          <text:p/>
        </draw:circle>
        <draw:circle draw:style-name="gr2" draw:text-style-name="P2" draw:layer="L17" svg:width="1cm" svg:height="1cm" svg:x="14.998cm" svg:y="8.25cm">
          <text:p/>
        </draw:circle>
        <draw:circle draw:style-name="gr2" draw:text-style-name="P2" draw:layer="L18" svg:width="1cm" svg:height="1cm" svg:x="15.504cm" svg:y="8.277cm">
          <text:p/>
        </draw:circle>
        <draw:circle draw:style-name="gr2" draw:text-style-name="P2" draw:layer="L19" svg:width="1cm" svg:height="1cm" svg:x="15.982cm" svg:y="8.444cm">
          <text:p/>
        </draw:circle>
        <draw:circle draw:style-name="gr2" draw:text-style-name="P2" draw:layer="L20" svg:width="1cm" svg:height="1cm" svg:x="16.396cm" svg:y="8.736cm">
          <text:p/>
        </draw:circle>
        <draw:circle draw:style-name="gr2" draw:text-style-name="P2" draw:layer="L21" svg:width="1cm" svg:height="1cm" svg:x="16.716cm" svg:y="9.128cm">
          <text:p/>
        </draw:circle>
        <draw:circle draw:style-name="gr2" draw:text-style-name="P2" draw:layer="L22" svg:width="1cm" svg:height="1cm" svg:x="16.923cm" svg:y="9.589cm">
          <text:p/>
        </draw:circle>
        <draw:circle draw:style-name="gr2" draw:text-style-name="P2" draw:layer="L23" svg:width="1cm" svg:height="1cm" svg:x="17.005cm" svg:y="10.088cm">
          <text:p/>
        </draw:circle>
        <draw:circle draw:style-name="gr2" draw:text-style-name="P2" draw:layer="L24" svg:width="1cm" svg:height="1cm" svg:x="16.959cm" svg:y="10.591cm">
          <text:p/>
        </draw:circle>
        <draw:circle draw:style-name="gr2" draw:text-style-name="P2" draw:layer="L25" svg:width="1cm" svg:height="1cm" svg:x="16.791cm" svg:y="11.067cm">
          <text:p/>
        </draw:circle>
        <draw:circle draw:style-name="gr2" draw:text-style-name="P2" draw:layer="L26" svg:width="1cm" svg:height="1cm" svg:x="16.514cm" svg:y="11.489cm">
          <text:p/>
        </draw:circle>
        <draw:circle draw:style-name="gr2" draw:text-style-name="P2" draw:layer="L27" svg:width="1cm" svg:height="1cm" svg:x="16.144cm" svg:y="11.833cm">
          <text:p/>
        </draw:circle>
        <draw:circle draw:style-name="gr2" draw:text-style-name="P2" draw:layer="L28" svg:width="1cm" svg:height="1cm" svg:x="15.705cm" svg:y="12.081cm">
          <text:p/>
        </draw:circle>
        <draw:circle draw:style-name="gr2" draw:text-style-name="P2" draw:layer="L29" svg:width="1cm" svg:height="1cm" svg:x="15.221cm" svg:y="12.223cm">
          <text:p/>
        </draw:circle>
        <draw:circle draw:style-name="gr2" draw:text-style-name="P2" draw:layer="L30" svg:width="1cm" svg:height="1cm" svg:x="14.718cm" svg:y="12.252cm">
          <text:p/>
        </draw:circle>
        <draw:circle draw:style-name="gr2" draw:text-style-name="P2" draw:layer="L31" svg:width="1cm" svg:height="1cm" svg:x="14.221cm" svg:y="12.169cm">
          <text:p/>
        </draw:circle>
        <draw:circle draw:style-name="gr2" draw:text-style-name="P2" draw:layer="L32" svg:width="1cm" svg:height="1cm" svg:x="13.754cm" svg:y="11.98cm">
          <text:p/>
        </draw:circle>
        <draw:circle draw:style-name="gr2" draw:text-style-name="P2" draw:layer="L33" svg:width="1cm" svg:height="1cm" svg:x="13.338cm" svg:y="11.694cm">
          <text:p/>
        </draw:circle>
        <draw:circle draw:style-name="gr2" draw:text-style-name="P2" draw:layer="L34" svg:width="1cm" svg:height="1cm" svg:x="12.992cm" svg:y="11.328cm">
          <text:p/>
        </draw:circle>
        <draw:circle draw:style-name="gr2" draw:text-style-name="P2" draw:layer="L35" svg:width="1cm" svg:height="1cm" svg:x="12.731cm" svg:y="10.898cm">
          <text:p/>
        </draw:circle>
        <draw:circle draw:style-name="gr2" draw:text-style-name="P2" draw:layer="L36" svg:width="1cm" svg:height="1cm" svg:x="12.563cm" svg:y="10.423cm">
          <text:p/>
        </draw:circle>
        <draw:circle draw:style-name="gr2" draw:text-style-name="P2" draw:layer="L37" svg:width="1cm" svg:height="1cm" svg:x="12.496cm" svg:y="9.924cm">
          <text:p/>
        </draw:circle>
        <draw:circle draw:style-name="gr2" draw:text-style-name="P2" draw:layer="L38" svg:width="1cm" svg:height="1cm" svg:x="12.53cm" svg:y="9.422cm">
          <text:p/>
        </draw:circle>
        <draw:circle draw:style-name="gr2" draw:text-style-name="P2" draw:layer="L39" svg:width="1cm" svg:height="1cm" svg:x="12.662cm" svg:y="8.936cm">
          <text:p/>
        </draw:circle>
        <draw:circle draw:style-name="gr2" draw:text-style-name="P2" draw:layer="L40" svg:width="1cm" svg:height="1cm" svg:x="12.887cm" svg:y="8.486cm">
          <text:p/>
        </draw:circle>
        <draw:circle draw:style-name="gr2" draw:text-style-name="P2" draw:layer="L41" svg:width="1cm" svg:height="1cm" svg:x="13.194cm" svg:y="8.088cm">
          <text:p/>
        </draw:circle>
        <draw:circle draw:style-name="gr2" draw:text-style-name="P2" draw:layer="L42" svg:width="1cm" svg:height="1cm" svg:x="13.572cm" svg:y="7.755cm">
          <text:p/>
        </draw:circle>
        <draw:circle draw:style-name="gr2" draw:text-style-name="P2" draw:layer="L43" svg:width="1cm" svg:height="1cm" svg:x="14.005cm" svg:y="7.5cm">
          <text:p/>
        </draw:circle>
        <draw:circle draw:style-name="gr2" draw:text-style-name="P2" draw:layer="L44" svg:width="1cm" svg:height="1cm" svg:x="14.478cm" svg:y="7.331cm">
          <text:p/>
        </draw:circle>
        <draw:circle draw:style-name="gr2" draw:text-style-name="P2" draw:layer="L45" svg:width="1cm" svg:height="1cm" svg:x="14.975cm" svg:y="7.251cm">
          <text:p/>
        </draw:circle>
        <draw:circle draw:style-name="gr2" draw:text-style-name="P2" draw:layer="L46" svg:width="1cm" svg:height="1cm" svg:x="15.478cm" svg:y="7.263cm">
          <text:p/>
        </draw:circle>
        <draw:circle draw:style-name="gr2" draw:text-style-name="P2" draw:layer="L47" svg:width="1cm" svg:height="1cm" svg:x="15.97cm" svg:y="7.366cm">
          <text:p/>
        </draw:circle>
        <draw:circle draw:style-name="gr2" draw:text-style-name="P2" draw:layer="L48" svg:width="1cm" svg:height="1cm" svg:x="16.435cm" svg:y="7.555cm">
          <text:p/>
        </draw:circle>
        <draw:circle draw:style-name="gr2" draw:text-style-name="P2" draw:layer="L49" svg:width="1cm" svg:height="1cm" svg:x="16.86cm" svg:y="7.824cm">
          <text:p/>
        </draw:circle>
        <draw:circle draw:style-name="gr2" draw:text-style-name="P2" draw:layer="L50" svg:width="1cm" svg:height="1cm" svg:x="17.231cm" svg:y="8.163cm">
          <text:p/>
        </draw:circle>
        <draw:circle draw:style-name="gr2" draw:text-style-name="P2" draw:layer="L51" svg:width="1cm" svg:height="1cm" svg:x="17.538cm" svg:y="8.561cm">
          <text:p/>
        </draw:circle>
        <draw:circle draw:style-name="gr2" draw:text-style-name="P2" draw:layer="L52" svg:width="1cm" svg:height="1cm" svg:x="17.772cm" svg:y="9.006cm">
          <text:p/>
        </draw:circle>
        <draw:circle draw:style-name="gr2" draw:text-style-name="P2" draw:layer="L53" svg:width="1cm" svg:height="1cm" svg:x="17.927cm" svg:y="9.484cm">
          <text:p/>
        </draw:circle>
        <draw:circle draw:style-name="gr2" draw:text-style-name="P2" draw:layer="L54" svg:width="1cm" svg:height="1cm" svg:x="17.998cm" svg:y="9.981cm">
          <text:p/>
        </draw:circle>
        <draw:circle draw:style-name="gr2" draw:text-style-name="P2" draw:layer="L55" svg:width="1cm" svg:height="1cm" svg:x="17.986cm" svg:y="10.483cm">
          <text:p/>
        </draw:circle>
        <draw:circle draw:style-name="gr2" draw:text-style-name="P2" draw:layer="L56" svg:width="1cm" svg:height="1cm" svg:x="17.891cm" svg:y="10.976cm">
          <text:p/>
        </draw:circle>
        <draw:circle draw:style-name="gr2" draw:text-style-name="P2" draw:layer="L57" svg:width="1cm" svg:height="1cm" svg:x="17.716cm" svg:y="11.447cm">
          <text:p/>
        </draw:circle>
        <draw:circle draw:style-name="gr2" draw:text-style-name="P2" draw:layer="L58" svg:width="1cm" svg:height="1cm" svg:x="17.467cm" svg:y="11.883cm">
          <text:p/>
        </draw:circle>
        <draw:circle draw:style-name="gr2" draw:text-style-name="P2" draw:layer="L59" svg:width="1cm" svg:height="1cm" svg:x="17.15cm" svg:y="12.273cm">
          <text:p/>
        </draw:circle>
        <draw:circle draw:style-name="gr2" draw:text-style-name="P2" draw:layer="L60" svg:width="1cm" svg:height="1cm" svg:x="16.775cm" svg:y="12.607cm">
          <text:p/>
        </draw:circle>
        <draw:circle draw:style-name="gr2" draw:text-style-name="P2" draw:layer="L61" svg:width="1cm" svg:height="1cm" svg:x="16.352cm" svg:y="12.877cm">
          <text:p/>
        </draw:circle>
        <draw:circle draw:style-name="gr2" draw:text-style-name="P2" draw:layer="L62" svg:width="1cm" svg:height="1cm" svg:x="15.892cm" svg:y="13.078cm">
          <text:p/>
        </draw:circle>
        <draw:circle draw:style-name="gr2" draw:text-style-name="P2" draw:layer="L63" svg:width="1cm" svg:height="1cm" svg:x="15.406cm" svg:y="13.204cm">
          <text:p/>
        </draw:circle>
        <draw:circle draw:style-name="gr2" draw:text-style-name="P2" draw:layer="L64" svg:width="1cm" svg:height="1cm" svg:x="14.906cm" svg:y="13.253cm">
          <text:p/>
        </draw:circle>
        <draw:circle draw:style-name="gr2" draw:text-style-name="P2" draw:layer="L65" svg:width="1cm" svg:height="1cm" svg:x="14.405cm" svg:y="13.224cm">
          <text:p/>
        </draw:circle>
        <draw:circle draw:style-name="gr2" draw:text-style-name="P2" draw:layer="L66" svg:width="1cm" svg:height="1cm" svg:x="13.914cm" svg:y="13.119cm">
          <text:p/>
        </draw:circle>
        <draw:circle draw:style-name="gr2" draw:text-style-name="P2" draw:layer="L67" svg:width="1cm" svg:height="1cm" svg:x="13.445cm" svg:y="12.941cm">
          <text:p/>
        </draw:circle>
        <draw:circle draw:style-name="gr2" draw:text-style-name="P2" draw:layer="L68" svg:width="1cm" svg:height="1cm" svg:x="13.008cm" svg:y="12.695cm">
          <text:p/>
        </draw:circle>
        <draw:circle draw:style-name="gr2" draw:text-style-name="P2" draw:layer="L69" svg:width="1cm" svg:height="1cm" svg:x="12.613cm" svg:y="12.386cm">
          <text:p/>
        </draw:circle>
        <draw:circle draw:style-name="gr2" draw:text-style-name="P2" draw:layer="L70" svg:width="1cm" svg:height="1cm" svg:x="12.268cm" svg:y="12.021cm">
          <text:p/>
        </draw:circle>
        <draw:circle draw:style-name="gr2" draw:text-style-name="P2" draw:layer="L71" svg:width="1cm" svg:height="1cm" svg:x="11.98cm" svg:y="11.61cm">
          <text:p/>
        </draw:circle>
        <draw:circle draw:style-name="gr2" draw:text-style-name="P2" draw:layer="L72" svg:width="1cm" svg:height="1cm" svg:x="11.756cm" svg:y="11.161cm">
          <text:p/>
        </draw:circle>
        <draw:circle draw:style-name="gr2" draw:text-style-name="P2" draw:layer="L73" svg:width="1cm" svg:height="1cm" svg:x="11.599cm" svg:y="10.684cm">
          <text:p/>
        </draw:circle>
        <draw:circle draw:style-name="gr2" draw:text-style-name="P2" draw:layer="L74" svg:width="1cm" svg:height="1cm" svg:x="11.513cm" svg:y="10.19cm">
          <text:p/>
        </draw:circle>
        <draw:circle draw:style-name="gr2" draw:text-style-name="P2" draw:layer="L75" svg:width="1cm" svg:height="1cm" svg:x="11.499cm" svg:y="9.688cm">
          <text:p/>
        </draw:circle>
        <draw:circle draw:style-name="gr2" draw:text-style-name="P2" draw:layer="L76" svg:width="1cm" svg:height="1cm" svg:x="11.557cm" svg:y="9.19cm">
          <text:p/>
        </draw:circle>
        <draw:circle draw:style-name="gr2" draw:text-style-name="P2" draw:layer="L77" svg:width="1cm" svg:height="1cm" svg:x="11.684cm" svg:y="8.705cm">
          <text:p/>
        </draw:circle>
        <draw:circle draw:style-name="gr2" draw:text-style-name="P2" draw:layer="L78" svg:width="1cm" svg:height="1cm" svg:x="11.879cm" svg:y="8.242cm">
          <text:p/>
        </draw:circle>
        <draw:circle draw:style-name="gr2" draw:text-style-name="P2" draw:layer="L79" svg:width="1cm" svg:height="1cm" svg:x="12.136cm" svg:y="7.812cm">
          <text:p/>
        </draw:circle>
        <draw:circle draw:style-name="gr2" draw:text-style-name="P2" draw:layer="L80" svg:width="1cm" svg:height="1cm" svg:x="12.45cm" svg:y="7.421cm">
          <text:p/>
        </draw:circle>
        <draw:circle draw:style-name="gr2" draw:text-style-name="P2" draw:layer="L81" svg:width="1cm" svg:height="1cm" svg:x="12.816cm" svg:y="7.077cm">
          <text:p/>
        </draw:circle>
        <draw:circle draw:style-name="gr2" draw:text-style-name="P2" draw:layer="L82" svg:width="1cm" svg:height="1cm" svg:x="13.225cm" svg:y="6.787cm">
          <text:p/>
        </draw:circle>
        <draw:circle draw:style-name="gr2" draw:text-style-name="P2" draw:layer="L83" svg:width="1cm" svg:height="1cm" svg:x="13.67cm" svg:y="6.556cm">
          <text:p/>
        </draw:circle>
        <draw:circle draw:style-name="gr2" draw:text-style-name="P2" draw:layer="L84" svg:width="1cm" svg:height="1cm" svg:x="14.142cm" svg:y="6.387cm">
          <text:p/>
        </draw:circle>
        <draw:circle draw:style-name="gr2" draw:text-style-name="P2" draw:layer="L85" svg:width="1cm" svg:height="1cm" svg:x="14.633cm" svg:y="6.283cm">
          <text:p/>
        </draw:circle>
        <draw:circle draw:style-name="gr2" draw:text-style-name="P2" draw:layer="L86" svg:width="1cm" svg:height="1cm" svg:x="15.133cm" svg:y="6.246cm">
          <text:p/>
        </draw:circle>
        <draw:circle draw:style-name="gr2" draw:text-style-name="P2" draw:layer="L87" svg:width="1cm" svg:height="1cm" svg:x="15.634cm" svg:y="6.276cm">
          <text:p/>
        </draw:circle>
        <draw:circle draw:style-name="gr2" draw:text-style-name="P2" draw:layer="L88" svg:width="1cm" svg:height="1cm" svg:x="16.126cm" svg:y="6.372cm">
          <text:p/>
        </draw:circle>
        <draw:circle draw:style-name="gr2" draw:text-style-name="P2" draw:layer="L89" svg:width="1cm" svg:height="1cm" svg:x="16.601cm" svg:y="6.533cm">
          <text:p/>
        </draw:circle>
        <draw:circle draw:style-name="gr2" draw:text-style-name="P2" draw:layer="L90" svg:width="1cm" svg:height="1cm" svg:x="17.051cm" svg:y="6.754cm">
          <text:p/>
        </draw:circle>
        <draw:circle draw:style-name="gr2" draw:text-style-name="P2" draw:layer="L91" svg:width="1cm" svg:height="1cm" svg:x="17.468cm" svg:y="7.032cm">
          <text:p/>
        </draw:circle>
        <draw:circle draw:style-name="gr2" draw:text-style-name="P2" draw:layer="L92" svg:width="1cm" svg:height="1cm" svg:x="17.846cm" svg:y="7.361cm">
          <text:p/>
        </draw:circle>
        <draw:circle draw:style-name="gr2" draw:text-style-name="P2" draw:layer="L93" svg:width="1cm" svg:height="1cm" svg:x="18.178cm" svg:y="7.737cm">
          <text:p/>
        </draw:circle>
        <draw:circle draw:style-name="gr2" draw:text-style-name="P2" draw:layer="L94" svg:width="1cm" svg:height="1cm" svg:x="18.459cm" svg:y="8.152cm">
          <text:p/>
        </draw:circle>
        <draw:circle draw:style-name="gr2" draw:text-style-name="P2" draw:layer="L95" svg:width="1cm" svg:height="1cm" svg:x="18.685cm" svg:y="8.6cm">
          <text:p/>
        </draw:circle>
        <draw:circle draw:style-name="gr2" draw:text-style-name="P2" draw:layer="L96" svg:width="1cm" svg:height="1cm" svg:x="18.852cm" svg:y="9.073cm">
          <text:p/>
        </draw:circle>
        <draw:circle draw:style-name="gr2" draw:text-style-name="P2" draw:layer="L97" svg:width="1cm" svg:height="1cm" svg:x="18.958cm" svg:y="9.563cm">
          <text:p/>
        </draw:circle>
        <draw:circle draw:style-name="gr2" draw:text-style-name="P2" draw:layer="L98" svg:width="1cm" svg:height="1cm" svg:x="19.001cm" svg:y="10.062cm">
          <text:p/>
        </draw:circle>
        <draw:circle draw:style-name="gr2" draw:text-style-name="P2" draw:layer="L99" svg:width="1cm" svg:height="1cm" svg:x="18.982cm" svg:y="10.563cm">
          <text:p/>
        </draw:circle>
        <draw:circle draw:style-name="gr2" draw:text-style-name="P2" draw:layer="L100" svg:width="1cm" svg:height="1cm" svg:x="18.901cm" svg:y="11.058cm">
          <text:p/>
        </draw:circle>
        <draw:circle draw:style-name="gr2" draw:text-style-name="P2" draw:layer="L101" svg:width="1cm" svg:height="1cm" svg:x="18.759cm" svg:y="11.538cm">
          <text:p/>
        </draw:circle>
        <draw:circle draw:style-name="gr2" draw:text-style-name="P2" draw:layer="L102" svg:width="1cm" svg:height="1cm" svg:x="18.558cm" svg:y="11.998cm">
          <text:p/>
        </draw:circle>
        <draw:circle draw:style-name="gr2" draw:text-style-name="P2" draw:layer="L103" svg:width="1cm" svg:height="1cm" svg:x="18.303cm" svg:y="12.429cm">
          <text:p/>
        </draw:circle>
        <draw:circle draw:style-name="gr2" draw:text-style-name="P2" draw:layer="L104" svg:width="1cm" svg:height="1cm" svg:x="17.997cm" svg:y="12.826cm">
          <text:p/>
        </draw:circle>
        <draw:circle draw:style-name="gr2" draw:text-style-name="P2" draw:layer="L105" svg:width="1cm" svg:height="1cm" svg:x="17.645cm" svg:y="13.183cm">
          <text:p/>
        </draw:circle>
        <draw:circle draw:style-name="gr2" draw:text-style-name="P2" draw:layer="L106" svg:width="1cm" svg:height="1cm" svg:x="17.253cm" svg:y="13.495cm">
          <text:p/>
        </draw:circle>
        <draw:circle draw:style-name="gr2" draw:text-style-name="P2" draw:layer="L107" svg:width="1cm" svg:height="1cm" svg:x="16.826cm" svg:y="13.757cm">
          <text:p/>
        </draw:circle>
        <draw:circle draw:style-name="gr2" draw:text-style-name="P2" draw:layer="L108" svg:width="1cm" svg:height="1cm" svg:x="16.37cm" svg:y="13.966cm">
          <text:p/>
        </draw:circle>
        <draw:circle draw:style-name="gr2" draw:text-style-name="P2" draw:layer="L109" svg:width="1cm" svg:height="1cm" svg:x="15.893cm" svg:y="14.12cm">
          <text:p/>
        </draw:circle>
        <draw:circle draw:style-name="gr2" draw:text-style-name="P2" draw:layer="L110" svg:width="1cm" svg:height="1cm" svg:x="15.401cm" svg:y="14.215cm">
          <text:p/>
        </draw:circle>
        <draw:circle draw:style-name="gr2" draw:text-style-name="P2" draw:layer="L111" svg:width="1cm" svg:height="1cm" svg:x="14.901cm" svg:y="14.252cm">
          <text:p/>
        </draw:circle>
        <draw:circle draw:style-name="gr2" draw:text-style-name="P2" draw:layer="L112" svg:width="1cm" svg:height="1cm" svg:x="14.401cm" svg:y="14.23cm">
          <text:p/>
        </draw:circle>
        <draw:circle draw:style-name="gr2" draw:text-style-name="P2" draw:layer="L113" svg:width="1cm" svg:height="1cm" svg:x="13.906cm" svg:y="14.149cm">
          <text:p/>
        </draw:circle>
        <draw:circle draw:style-name="gr2" draw:text-style-name="P2" draw:layer="L114" svg:width="1cm" svg:height="1cm" svg:x="13.424cm" svg:y="14.011cm">
          <text:p/>
        </draw:circle>
        <draw:circle draw:style-name="gr2" draw:text-style-name="P2" draw:layer="L115" svg:width="1cm" svg:height="1cm" svg:x="12.962cm" svg:y="13.818cm">
          <text:p/>
        </draw:circle>
        <draw:circle draw:style-name="gr2" draw:text-style-name="P2" draw:layer="L116" svg:width="1cm" svg:height="1cm" svg:x="12.525cm" svg:y="13.573cm">
          <text:p/>
        </draw:circle>
        <draw:circle draw:style-name="gr2" draw:text-style-name="P2" draw:layer="L117" svg:width="1cm" svg:height="1cm" svg:x="12.119cm" svg:y="13.279cm">
          <text:p/>
        </draw:circle>
        <draw:circle draw:style-name="gr2" draw:text-style-name="P2" draw:layer="L118" svg:width="1cm" svg:height="1cm" svg:x="11.749cm" svg:y="12.94cm">
          <text:p/>
        </draw:circle>
        <draw:circle draw:style-name="gr2" draw:text-style-name="P2" draw:layer="L119" svg:width="1cm" svg:height="1cm" svg:x="11.421cm" svg:y="12.562cm">
          <text:p/>
        </draw:circle>
        <draw:circle draw:style-name="gr2" draw:text-style-name="P2" draw:layer="L120" svg:width="1cm" svg:height="1cm" svg:x="11.138cm" svg:y="12.148cm">
          <text:p/>
        </draw:circle>
        <draw:circle draw:style-name="gr2" draw:text-style-name="P2" draw:layer="L121" svg:width="1cm" svg:height="1cm" svg:x="10.903cm" svg:y="11.705cm">
          <text:p/>
        </draw:circle>
        <draw:circle draw:style-name="gr2" draw:text-style-name="P2" draw:layer="L122" svg:width="1cm" svg:height="1cm" svg:x="10.72cm" svg:y="11.239cm">
          <text:p/>
        </draw:circle>
        <draw:circle draw:style-name="gr2" draw:text-style-name="P2" draw:layer="L123" svg:width="1cm" svg:height="1cm" svg:x="10.591cm" svg:y="10.755cm">
          <text:p/>
        </draw:circle>
        <draw:circle draw:style-name="gr2" draw:text-style-name="P2" draw:layer="L124" svg:width="1cm" svg:height="1cm" svg:x="10.516cm" svg:y="10.26cm">
          <text:p/>
        </draw:circle>
        <draw:circle draw:style-name="gr2" draw:text-style-name="P2" draw:layer="L125" svg:width="1cm" svg:height="1cm" svg:x="10.497cm" svg:y="9.759cm">
          <text:p/>
        </draw:circle>
        <draw:circle draw:style-name="gr2" draw:text-style-name="P2" draw:layer="L126" svg:width="1cm" svg:height="1cm" svg:x="10.534cm" svg:y="9.259cm">
          <text:p/>
        </draw:circle>
        <draw:circle draw:style-name="gr2" draw:text-style-name="P2" draw:layer="L127" svg:width="1cm" svg:height="1cm" svg:x="10.626cm" svg:y="8.767cm">
          <text:p/>
        </draw:circle>
        <draw:circle draw:style-name="gr2" draw:text-style-name="P2" draw:layer="L128" svg:width="1cm" svg:height="1cm" svg:x="10.772cm" svg:y="8.287cm">
          <text:p/>
        </draw:circle>
        <draw:circle draw:style-name="gr2" draw:text-style-name="P2" draw:layer="L129" svg:width="1cm" svg:height="1cm" svg:x="10.969cm" svg:y="7.827cm">
          <text:p/>
        </draw:circle>
        <draw:circle draw:style-name="gr2" draw:text-style-name="P2" draw:layer="L130" svg:width="1cm" svg:height="1cm" svg:x="11.216cm" svg:y="7.391cm">
          <text:p/>
        </draw:circle>
        <draw:circle draw:style-name="gr2" draw:text-style-name="P2" draw:layer="L131" svg:width="1cm" svg:height="1cm" svg:x="11.508cm" svg:y="6.984cm">
          <text:p/>
        </draw:circle>
        <draw:circle draw:style-name="gr2" draw:text-style-name="P2" draw:layer="L132" svg:width="1cm" svg:height="1cm" svg:x="11.843cm" svg:y="6.611cm">
          <text:p/>
        </draw:circle>
        <draw:circle draw:style-name="gr2" draw:text-style-name="P2" draw:layer="L133" svg:width="1cm" svg:height="1cm" svg:x="12.216cm" svg:y="6.277cm">
          <text:p/>
        </draw:circle>
        <draw:circle draw:style-name="gr2" draw:text-style-name="P2" draw:layer="L134" svg:width="1cm" svg:height="1cm" svg:x="12.623cm" svg:y="5.985cm">
          <text:p/>
        </draw:circle>
        <draw:circle draw:style-name="gr2" draw:text-style-name="P2" draw:layer="L135" svg:width="1cm" svg:height="1cm" svg:x="13.059cm" svg:y="5.738cm">
          <text:p/>
        </draw:circle>
        <draw:circle draw:style-name="gr2" draw:text-style-name="P2" draw:layer="L136" svg:width="1cm" svg:height="1cm" svg:x="13.519cm" svg:y="5.54cm">
          <text:p/>
        </draw:circle>
        <draw:circle draw:style-name="gr2" draw:text-style-name="P2" draw:layer="L137" svg:width="1cm" svg:height="1cm" svg:x="13.998cm" svg:y="5.391cm">
          <text:p/>
        </draw:circle>
        <draw:circle draw:style-name="gr2" draw:text-style-name="P2" draw:layer="L138" svg:width="1cm" svg:height="1cm" svg:x="14.489cm" svg:y="5.294cm">
          <text:p/>
        </draw:circle>
        <draw:circle draw:style-name="gr2" draw:text-style-name="P2" draw:layer="L139" svg:width="1cm" svg:height="1cm" svg:x="14.988cm" svg:y="5.25cm">
          <text:p/>
        </draw:circle>
        <draw:circle draw:style-name="gr2" draw:text-style-name="P2" draw:layer="L140" svg:width="1cm" svg:height="1cm" svg:x="15.489cm" svg:y="5.258cm">
          <text:p/>
        </draw:circle>
        <draw:circle draw:style-name="gr2" draw:text-style-name="P2" draw:layer="L141" svg:width="1cm" svg:height="1cm" svg:x="15.986cm" svg:y="5.319cm">
          <text:p/>
        </draw:circle>
        <draw:circle draw:style-name="gr2" draw:text-style-name="P2" draw:layer="L142" svg:width="1cm" svg:height="1cm" svg:x="16.474cm" svg:y="5.432cm">
          <text:p/>
        </draw:circle>
        <draw:circle draw:style-name="gr2" draw:text-style-name="P2" draw:layer="L143" svg:width="1cm" svg:height="1cm" svg:x="16.948cm" svg:y="5.595cm">
          <text:p/>
        </draw:circle>
        <draw:circle draw:style-name="gr2" draw:text-style-name="P2" draw:layer="L144" svg:width="1cm" svg:height="1cm" svg:x="17.402cm" svg:y="5.806cm">
          <text:p/>
        </draw:circle>
        <draw:circle draw:style-name="gr2" draw:text-style-name="P2" draw:layer="L145" svg:width="1cm" svg:height="1cm" svg:x="17.832cm" svg:y="6.063cm">
          <text:p/>
        </draw:circle>
        <draw:circle draw:style-name="gr2" draw:text-style-name="P2" draw:layer="L146" svg:width="1cm" svg:height="1cm" svg:x="18.233cm" svg:y="6.364cm">
          <text:p/>
        </draw:circle>
        <draw:circle draw:style-name="gr2" draw:text-style-name="P2" draw:layer="L147" svg:width="1cm" svg:height="1cm" svg:x="18.601cm" svg:y="6.703cm">
          <text:p/>
        </draw:circle>
        <draw:circle draw:style-name="gr2" draw:text-style-name="P2" draw:layer="L148" svg:width="1cm" svg:height="1cm" svg:x="18.932cm" svg:y="7.079cm">
          <text:p/>
        </draw:circle>
        <draw:circle draw:style-name="gr2" draw:text-style-name="P2" draw:layer="L149" svg:width="1cm" svg:height="1cm" svg:x="19.223cm" svg:y="7.487cm">
          <text:p/>
        </draw:circle>
        <draw:circle draw:style-name="gr2" draw:text-style-name="P2" draw:layer="L150" svg:width="1cm" svg:height="1cm" svg:x="19.471cm" svg:y="7.922cm">
          <text:p/>
        </draw:circle>
        <draw:circle draw:style-name="gr2" draw:text-style-name="P2" draw:layer="L151" svg:width="1cm" svg:height="1cm" svg:x="19.674cm" svg:y="8.38cm">
          <text:p/>
        </draw:circle>
        <draw:circle draw:style-name="gr2" draw:text-style-name="P2" draw:layer="L152" svg:width="1cm" svg:height="1cm" svg:x="19.829cm" svg:y="8.856cm">
          <text:p/>
        </draw:circle>
        <draw:circle draw:style-name="gr2" draw:text-style-name="P2" draw:layer="L153" svg:width="1cm" svg:height="1cm" svg:x="19.935cm" svg:y="9.346cm">
          <text:p/>
        </draw:circle>
        <draw:circle draw:style-name="gr2" draw:text-style-name="P2" draw:layer="L154" svg:width="1cm" svg:height="1cm" svg:x="19.992cm" svg:y="9.843cm">
          <text:p/>
        </draw:circle>
        <draw:circle draw:style-name="gr2" draw:text-style-name="P2" draw:layer="L155" svg:width="1cm" svg:height="1cm" svg:x="19.999cm" svg:y="10.344cm">
          <text:p/>
        </draw:circle>
        <draw:circle draw:style-name="gr2" draw:text-style-name="P2" draw:layer="L156" svg:width="1cm" svg:height="1cm" svg:x="19.955cm" svg:y="10.843cm">
          <text:p/>
        </draw:circle>
        <draw:circle draw:style-name="gr2" draw:text-style-name="P2" draw:layer="L157" svg:width="1cm" svg:height="1cm" svg:x="19.862cm" svg:y="11.335cm">
          <text:p/>
        </draw:circle>
        <draw:circle draw:style-name="gr2" draw:text-style-name="P2" draw:layer="L158" svg:width="1cm" svg:height="1cm" svg:x="19.721cm" svg:y="11.816cm">
          <text:p/>
        </draw:circle>
        <draw:circle draw:style-name="gr2" draw:text-style-name="P2" draw:layer="L159" svg:width="1cm" svg:height="1cm" svg:x="19.532cm" svg:y="12.28cm">
          <text:p/>
        </draw:circle>
        <draw:circle draw:style-name="gr2" draw:text-style-name="P2" draw:layer="L160" svg:width="1cm" svg:height="1cm" svg:x="19.299cm" svg:y="12.723cm">
          <text:p/>
        </draw:circle>
        <draw:circle draw:style-name="gr2" draw:text-style-name="P2" draw:layer="L161" svg:width="1cm" svg:height="1cm" svg:x="19.024cm" svg:y="13.141cm">
          <text:p/>
        </draw:circle>
        <draw:circle draw:style-name="gr2" draw:text-style-name="P2" draw:layer="L162" svg:width="1cm" svg:height="1cm" svg:x="18.709cm" svg:y="13.53cm">
          <text:p/>
        </draw:circle>
        <draw:circle draw:style-name="gr2" draw:text-style-name="P2" draw:layer="L163" svg:width="1cm" svg:height="1cm" svg:x="18.357cm" svg:y="13.887cm">
          <text:p/>
        </draw:circle>
        <draw:circle draw:style-name="gr2" draw:text-style-name="P2" draw:layer="L164" svg:width="1cm" svg:height="1cm" svg:x="17.972cm" svg:y="14.207cm">
          <text:p/>
        </draw:circle>
        <draw:circle draw:style-name="gr2" draw:text-style-name="P2" draw:layer="L165" svg:width="1cm" svg:height="1cm" svg:x="17.558cm" svg:y="14.489cm">
          <text:p/>
        </draw:circle>
        <draw:circle draw:style-name="gr2" draw:text-style-name="P2" draw:layer="L166" svg:width="1cm" svg:height="1cm" svg:x="17.119cm" svg:y="14.729cm">
          <text:p/>
        </draw:circle>
        <draw:circle draw:style-name="gr2" draw:text-style-name="P2" draw:layer="L167" svg:width="1cm" svg:height="1cm" svg:x="16.658cm" svg:y="14.926cm">
          <text:p/>
        </draw:circle>
        <draw:circle draw:style-name="gr2" draw:text-style-name="P2" draw:layer="L168" svg:width="1cm" svg:height="1cm" svg:x="16.181cm" svg:y="15.077cm">
          <text:p/>
        </draw:circle>
        <draw:circle draw:style-name="gr2" draw:text-style-name="P2" draw:layer="L169" svg:width="1cm" svg:height="1cm" svg:x="15.691cm" svg:y="15.182cm">
          <text:p/>
        </draw:circle>
        <draw:circle draw:style-name="gr2" draw:text-style-name="P2" draw:layer="L170" svg:width="1cm" svg:height="1cm" svg:x="15.194cm" svg:y="15.24cm">
          <text:p/>
        </draw:circle>
        <draw:circle draw:style-name="gr2" draw:text-style-name="P2" draw:layer="L171" svg:width="1cm" svg:height="1cm" svg:x="14.693cm" svg:y="15.25cm">
          <text:p/>
        </draw:circle>
        <draw:circle draw:style-name="gr2" draw:text-style-name="P2" draw:layer="L172" svg:width="1cm" svg:height="1cm" svg:x="14.194cm" svg:y="15.212cm">
          <text:p/>
        </draw:circle>
        <draw:circle draw:style-name="gr2" draw:text-style-name="P2" draw:layer="L173" svg:width="1cm" svg:height="1cm" svg:x="13.7cm" svg:y="15.127cm">
          <text:p/>
        </draw:circle>
        <draw:circle draw:style-name="gr2" draw:text-style-name="P2" draw:layer="L174" svg:width="1cm" svg:height="1cm" svg:x="13.217cm" svg:y="14.996cm">
          <text:p/>
        </draw:circle>
        <draw:circle draw:style-name="gr2" draw:text-style-name="P2" draw:layer="L175" svg:width="1cm" svg:height="1cm" svg:x="12.748cm" svg:y="14.819cm">
          <text:p/>
        </draw:circle>
        <draw:circle draw:style-name="gr2" draw:text-style-name="P2" draw:layer="L176" svg:width="1cm" svg:height="1cm" svg:x="12.298cm" svg:y="14.6cm">
          <text:p/>
        </draw:circle>
        <draw:circle draw:style-name="gr2" draw:text-style-name="P2" draw:layer="L177" svg:width="1cm" svg:height="1cm" svg:x="11.871cm" svg:y="14.339cm">
          <text:p/>
        </draw:circle>
        <draw:circle draw:style-name="gr2" draw:text-style-name="P2" draw:layer="L178" svg:width="1cm" svg:height="1cm" svg:x="11.47cm" svg:y="14.039cm">
          <text:p/>
        </draw:circle>
        <draw:circle draw:style-name="gr2" draw:text-style-name="P2" draw:layer="L179" svg:width="1cm" svg:height="1cm" svg:x="11.099cm" svg:y="13.703cm">
          <text:p/>
        </draw:circle>
        <draw:circle draw:style-name="gr2" draw:text-style-name="P2" draw:layer="L180" svg:width="1cm" svg:height="1cm" svg:x="10.76cm" svg:y="13.334cm">
          <text:p/>
        </draw:circle>
        <draw:circle draw:style-name="gr2" draw:text-style-name="P2" draw:layer="L181" svg:width="1cm" svg:height="1cm" svg:x="10.457cm" svg:y="12.936cm">
          <text:p/>
        </draw:circle>
        <draw:circle draw:style-name="gr2" draw:text-style-name="P2" draw:layer="L182" svg:width="1cm" svg:height="1cm" svg:x="10.192cm" svg:y="12.51cm">
          <text:p/>
        </draw:circle>
        <draw:circle draw:style-name="gr2" draw:text-style-name="P2" draw:layer="L183" svg:width="1cm" svg:height="1cm" svg:x="9.968cm" svg:y="12.063cm">
          <text:p/>
        </draw:circle>
        <draw:circle draw:style-name="gr2" draw:text-style-name="P2" draw:layer="L184" svg:width="1cm" svg:height="1cm" svg:x="9.786cm" svg:y="11.596cm">
          <text:p/>
        </draw:circle>
        <draw:circle draw:style-name="gr2" draw:text-style-name="P2" draw:layer="L185" svg:width="1cm" svg:height="1cm" svg:x="9.647cm" svg:y="11.115cm">
          <text:p/>
        </draw:circle>
        <draw:circle draw:style-name="gr2" draw:text-style-name="P2" draw:layer="L186" svg:width="1cm" svg:height="1cm" svg:x="9.553cm" svg:y="10.624cm">
          <text:p/>
        </draw:circle>
        <draw:circle draw:style-name="gr2" draw:text-style-name="P2" draw:layer="L187" svg:width="1cm" svg:height="1cm" svg:x="9.505cm" svg:y="10.125cm">
          <text:p/>
        </draw:circle>
        <draw:circle draw:style-name="gr2" draw:text-style-name="P2" draw:layer="L188" svg:width="1cm" svg:height="1cm" svg:x="9.501cm" svg:y="9.625cm">
          <text:p/>
        </draw:circle>
        <draw:circle draw:style-name="gr2" draw:text-style-name="P2" draw:layer="L189" svg:width="1cm" svg:height="1cm" svg:x="9.544cm" svg:y="9.126cm">
          <text:p/>
        </draw:circle>
        <draw:circle draw:style-name="gr2" draw:text-style-name="P2" draw:layer="L190" svg:width="1cm" svg:height="1cm" svg:x="9.631cm" svg:y="8.633cm">
          <text:p/>
        </draw:circle>
        <draw:circle draw:style-name="gr2" draw:text-style-name="P2" draw:layer="L191" svg:width="1cm" svg:height="1cm" svg:x="9.763cm" svg:y="8.15cm">
          <text:p/>
        </draw:circle>
        <draw:circle draw:style-name="gr2" draw:text-style-name="P2" draw:layer="L192" svg:width="1cm" svg:height="1cm" svg:x="9.937cm" svg:y="7.68cm">
          <text:p/>
        </draw:circle>
        <draw:circle draw:style-name="gr2" draw:text-style-name="P2" draw:layer="L193" svg:width="1cm" svg:height="1cm" svg:x="10.153cm" svg:y="7.229cm">
          <text:p/>
        </draw:circle>
        <draw:circle draw:style-name="gr2" draw:text-style-name="P2" draw:layer="L194" svg:width="1cm" svg:height="1cm" svg:x="10.409cm" svg:y="6.798cm">
          <text:p/>
        </draw:circle>
        <draw:circle draw:style-name="gr2" draw:text-style-name="P2" draw:layer="L195" svg:width="1cm" svg:height="1cm" svg:x="10.702cm" svg:y="6.392cm">
          <text:p/>
        </draw:circle>
        <draw:circle draw:style-name="gr2" draw:text-style-name="P2" draw:layer="L196" svg:width="1cm" svg:height="1cm" svg:x="11.03cm" svg:y="6.014cm">
          <text:p/>
        </draw:circle>
        <draw:circle draw:style-name="gr2" draw:text-style-name="P2" draw:layer="L197" svg:width="1cm" svg:height="1cm" svg:x="11.39cm" svg:y="5.666cm">
          <text:p/>
        </draw:circle>
        <draw:circle draw:style-name="gr2" draw:text-style-name="P2" draw:layer="L198" svg:width="1cm" svg:height="1cm" svg:x="11.78cm" svg:y="5.352cm">
          <text:p/>
        </draw:circle>
        <draw:circle draw:style-name="gr2" draw:text-style-name="P2" draw:layer="L199" svg:width="1cm" svg:height="1cm" svg:x="12.196cm" svg:y="5.074cm">
          <text:p/>
        </draw:circle>
        <draw:circle draw:style-name="gr2" draw:text-style-name="P2" draw:layer="L200" svg:width="1cm" svg:height="1cm" svg:x="12.635cm" svg:y="4.833cm">
          <text:p/>
        </draw:circle>
        <draw:circle draw:style-name="gr2" draw:text-style-name="P2" draw:layer="L201" svg:width="1cm" svg:height="1cm" svg:x="13.094cm" svg:y="4.632cm">
          <text:p/>
        </draw:circle>
        <draw:circle draw:style-name="gr2" draw:text-style-name="P2" draw:layer="L202" svg:width="1cm" svg:height="1cm" svg:x="13.568cm" svg:y="4.472cm">
          <text:p/>
        </draw:circle>
        <draw:circle draw:style-name="gr2" draw:text-style-name="P2" draw:layer="L203" svg:width="1cm" svg:height="1cm" svg:x="14.055cm" svg:y="4.354cm">
          <text:p/>
        </draw:circle>
        <draw:circle draw:style-name="gr2" draw:text-style-name="P2" draw:layer="L204" svg:width="1cm" svg:height="1cm" svg:x="14.55cm" svg:y="4.28cm">
          <text:p/>
        </draw:circle>
        <draw:circle draw:style-name="gr2" draw:text-style-name="P2" draw:layer="L205" svg:width="1cm" svg:height="1cm" svg:x="15.049cm" svg:y="4.248cm">
          <text:p/>
        </draw:circle>
        <draw:control draw:style-name="standard" draw:text-style-name="P3" draw:layer="controls" svg:width="4.2cm" svg:height="0.7cm" svg:x="1cm" svg:y="20cm" draw:control="control1"/>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 svg:font-family="FreeSans"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NZ"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8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 draw:name="L5"/>
      <draw:layer draw:name="L6"/>
      <draw:layer draw:name="L7"/>
      <draw:layer draw:name="L8"/>
      <draw:layer draw:name="L9"/>
      <draw:layer draw:name="L10"/>
      <draw:layer draw:name="L11"/>
      <draw:layer draw:name="L12"/>
      <draw:layer draw:name="L13"/>
      <draw:layer draw:name="L14"/>
      <draw:layer draw:name="L15"/>
      <draw:layer draw:name="L16"/>
      <draw:layer draw:name="L17"/>
      <draw:layer draw:name="L18"/>
      <draw:layer draw:name="L19"/>
      <draw:layer draw:name="L20"/>
      <draw:layer draw:name="L21"/>
      <draw:layer draw:name="L22"/>
      <draw:layer draw:name="L23"/>
      <draw:layer draw:name="L24"/>
      <draw:layer draw:name="L25"/>
      <draw:layer draw:name="L26"/>
      <draw:layer draw:name="L27"/>
      <draw:layer draw:name="L28"/>
      <draw:layer draw:name="L29"/>
      <draw:layer draw:name="L30"/>
      <draw:layer draw:name="L31"/>
      <draw:layer draw:name="L32"/>
      <draw:layer draw:name="L33"/>
      <draw:layer draw:name="L34"/>
      <draw:layer draw:name="L35"/>
      <draw:layer draw:name="L36"/>
      <draw:layer draw:name="L37"/>
      <draw:layer draw:name="L38"/>
      <draw:layer draw:name="L39"/>
      <draw:layer draw:name="L40"/>
      <draw:layer draw:name="L41"/>
      <draw:layer draw:name="L42"/>
      <draw:layer draw:name="L43"/>
      <draw:layer draw:name="L44"/>
      <draw:layer draw:name="L45"/>
      <draw:layer draw:name="L46"/>
      <draw:layer draw:name="L47"/>
      <draw:layer draw:name="L48"/>
      <draw:layer draw:name="L49"/>
      <draw:layer draw:name="L50"/>
      <draw:layer draw:name="L51"/>
      <draw:layer draw:name="L52"/>
      <draw:layer draw:name="L53"/>
      <draw:layer draw:name="L54"/>
      <draw:layer draw:name="L55"/>
      <draw:layer draw:name="L56"/>
      <draw:layer draw:name="L57"/>
      <draw:layer draw:name="L58"/>
      <draw:layer draw:name="L59"/>
      <draw:layer draw:name="L60"/>
      <draw:layer draw:name="L61"/>
      <draw:layer draw:name="L62"/>
      <draw:layer draw:name="L63"/>
      <draw:layer draw:name="L64"/>
      <draw:layer draw:name="L65"/>
      <draw:layer draw:name="L66"/>
      <draw:layer draw:name="L67"/>
      <draw:layer draw:name="L68"/>
      <draw:layer draw:name="L69"/>
      <draw:layer draw:name="L70"/>
      <draw:layer draw:name="L71"/>
      <draw:layer draw:name="L72"/>
      <draw:layer draw:name="L73"/>
      <draw:layer draw:name="L74"/>
      <draw:layer draw:name="L75"/>
      <draw:layer draw:name="L76"/>
      <draw:layer draw:name="L77"/>
      <draw:layer draw:name="L78"/>
      <draw:layer draw:name="L79"/>
      <draw:layer draw:name="L80"/>
      <draw:layer draw:name="L81"/>
      <draw:layer draw:name="L82"/>
      <draw:layer draw:name="L83"/>
      <draw:layer draw:name="L84"/>
      <draw:layer draw:name="L85"/>
      <draw:layer draw:name="L86"/>
      <draw:layer draw:name="L87"/>
      <draw:layer draw:name="L88"/>
      <draw:layer draw:name="L89"/>
      <draw:layer draw:name="L90"/>
      <draw:layer draw:name="L91"/>
      <draw:layer draw:name="L92"/>
      <draw:layer draw:name="L93"/>
      <draw:layer draw:name="L94"/>
      <draw:layer draw:name="L95"/>
      <draw:layer draw:name="L96"/>
      <draw:layer draw:name="L97"/>
      <draw:layer draw:name="L98"/>
      <draw:layer draw:name="L99"/>
      <draw:layer draw:name="L100"/>
      <draw:layer draw:name="L101"/>
      <draw:layer draw:name="L102"/>
      <draw:layer draw:name="L103"/>
      <draw:layer draw:name="L104"/>
      <draw:layer draw:name="L105"/>
      <draw:layer draw:name="L106"/>
      <draw:layer draw:name="L107"/>
      <draw:layer draw:name="L108"/>
      <draw:layer draw:name="L109"/>
      <draw:layer draw:name="L110"/>
      <draw:layer draw:name="L111"/>
      <draw:layer draw:name="L112"/>
      <draw:layer draw:name="L113"/>
      <draw:layer draw:name="L114"/>
      <draw:layer draw:name="L115"/>
      <draw:layer draw:name="L116"/>
      <draw:layer draw:name="L117"/>
      <draw:layer draw:name="L118"/>
      <draw:layer draw:name="L119"/>
      <draw:layer draw:name="L120"/>
      <draw:layer draw:name="L121"/>
      <draw:layer draw:name="L122"/>
      <draw:layer draw:name="L123"/>
      <draw:layer draw:name="L124"/>
      <draw:layer draw:name="L125"/>
      <draw:layer draw:name="L126"/>
      <draw:layer draw:name="L127"/>
      <draw:layer draw:name="L128"/>
      <draw:layer draw:name="L129"/>
      <draw:layer draw:name="L130"/>
      <draw:layer draw:name="L131"/>
      <draw:layer draw:name="L132"/>
      <draw:layer draw:name="L133"/>
      <draw:layer draw:name="L134"/>
      <draw:layer draw:name="L135"/>
      <draw:layer draw:name="L136"/>
      <draw:layer draw:name="L137"/>
      <draw:layer draw:name="L138"/>
      <draw:layer draw:name="L139"/>
      <draw:layer draw:name="L140"/>
      <draw:layer draw:name="L141"/>
      <draw:layer draw:name="L142"/>
      <draw:layer draw:name="L143"/>
      <draw:layer draw:name="L144"/>
      <draw:layer draw:name="L145"/>
      <draw:layer draw:name="L146"/>
      <draw:layer draw:name="L147"/>
      <draw:layer draw:name="L148"/>
      <draw:layer draw:name="L149"/>
      <draw:layer draw:name="L150"/>
      <draw:layer draw:name="L151"/>
      <draw:layer draw:name="L152"/>
      <draw:layer draw:name="L153"/>
      <draw:layer draw:name="L154"/>
      <draw:layer draw:name="L155"/>
      <draw:layer draw:name="L156"/>
      <draw:layer draw:name="L157"/>
      <draw:layer draw:name="L158"/>
      <draw:layer draw:name="L159"/>
      <draw:layer draw:name="L160"/>
      <draw:layer draw:name="L161"/>
      <draw:layer draw:name="L162"/>
      <draw:layer draw:name="L163"/>
      <draw:layer draw:name="L164"/>
      <draw:layer draw:name="L165"/>
      <draw:layer draw:name="L166"/>
      <draw:layer draw:name="L167"/>
      <draw:layer draw:name="L168"/>
      <draw:layer draw:name="L169"/>
      <draw:layer draw:name="L170"/>
      <draw:layer draw:name="L171"/>
      <draw:layer draw:name="L172"/>
      <draw:layer draw:name="L173"/>
      <draw:layer draw:name="L174"/>
      <draw:layer draw:name="L175"/>
      <draw:layer draw:name="L176"/>
      <draw:layer draw:name="L177"/>
      <draw:layer draw:name="L178"/>
      <draw:layer draw:name="L179"/>
      <draw:layer draw:name="L180"/>
      <draw:layer draw:name="L181"/>
      <draw:layer draw:name="L182"/>
      <draw:layer draw:name="L183"/>
      <draw:layer draw:name="L184"/>
      <draw:layer draw:name="L185"/>
      <draw:layer draw:name="L186"/>
      <draw:layer draw:name="L187"/>
      <draw:layer draw:name="L188"/>
      <draw:layer draw:name="L189"/>
      <draw:layer draw:name="L190"/>
      <draw:layer draw:name="L191"/>
      <draw:layer draw:name="L192"/>
      <draw:layer draw:name="L193"/>
      <draw:layer draw:name="L194"/>
      <draw:layer draw:name="L195"/>
      <draw:layer draw:name="L196"/>
      <draw:layer draw:name="L197"/>
      <draw:layer draw:name="L198"/>
      <draw:layer draw:name="L199"/>
      <draw:layer draw:name="L200"/>
      <draw:layer draw:name="L201"/>
      <draw:layer draw:name="L202"/>
      <draw:layer draw:name="L203"/>
      <draw:layer draw:name="L204"/>
      <draw:layer draw:name="L205"/>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1-15T21:20:24.215452455</meta:creation-date>
    <dc:date>2019-01-24T22:26:39.651996807</dc:date>
    <meta:editing-duration>PT23M1S</meta:editing-duration>
    <meta:editing-cycles>13</meta:editing-cycles>
    <meta:generator>LibreOffice/5.2.7.2$Linux_X86_64 LibreOffice_project/20m0$Build-2</meta:generator>
    <meta:document-statistic meta:object-count="203"/>
  </office:meta>
</office:document-meta>
</file>

<file path=Basic/Standard/Module1.xml><?xml version="1.0" encoding="utf-8"?>
<!DOCTYPE module  PUBLIC '-//OpenOffice.org//DTD OfficeDocument 1.0//EN'  'module.dtd'>
<script:module xmlns:script="http://openoffice.org/2000/script" script:name="Module1" script:language="StarBasic">REM  *****  BASIC  *****
' 200 layers / circles in a spiral pattern

Dim oDialog1 AS Object
Public oDoc as Object
Public oPages as Object
Public oPage0 as Object
Public oLM as Object
Public oDialog1 as Object


Sub ButtonPushEvent(ev as com.sun.star.awt.ActionEvent)
	'Launch the dialog box
	'Msgbox ev.Source.Model.Name
	'Msgbox "Launch Dialog box"
	'Without using "LoadDialog" you can call the code as follows:
	oDoc = ThisComponent
	oPages = oDoc.DrawPages()
	'msgbox oPages.Count
	oPage0 = oPages.getByIndex(0)
	
	oDoc.setTitle("200 Circles")	
    oLM = oDoc.getLayerManager()

	DialogLibraries.LoadLibrary("Standard")
	oDialog1 = CreateUnoDialog(DialogLibraries.Standard.Dialog1)
	'msgbox oDialog1.DBG_Properties
	'msgbox oDialog1.DesignMode()
	'msgbox oDialog1.DBG_Methods	
	oDialog1.Title = "200 Circles"
	' Supply appropriate labels		
	oCmdButton = oDialog1.getControl("B1")
	oCmdButton.setLabel("Display")	
	oCmdButton = oDialog1.getControl("B2")
	oCmdButton.setLabel("Hide")	
	oCmdButton = oDialog1.getControl("B3")
	oCmdButton.setLabel("fps18")
	oCmdButton = oDialog1.getControl("B4")
	oCmdButton.setLabel("fps24")
	oCmdButton = oDialog1.getControl("B5")
	oCmdButton.setLabel("fps48")
	oCmdButton = oDialog1.getControl("B6")
	oCmdButton.setLabel("48/100 x 5")	
	oDialog1.Execute()
  
End Sub

Sub DialogButtonPushEvent(ev as com.sun.star.awt.ActionEvent)
  'msgbox ev.Source.Model.Name
  Select Case ev.Source.Model.Name
  
  	Case "B1"
  		'msgbox "B1"
  		call display_all
  	Case "B2"
  		'msgbox "B2"
  		call clear_all

  	Case "B3"
  		'msgbox "B3"
  		call fps18

  	Case "B4"
  		'msgbox "B4"
  		call fps24

  	Case "B5"
  		'msgbox "B5"
  		call fps48
	Case "B6"
		'msgbox "B6"
		call fps48_continuous
  		  		  		  		
    Case Else
    	msgbox "another button"
  End Select
  
End Sub

sub display_all
	'Display all the balls
    lm_count = oLM.getCount()
	'msgbox lm_count
	for i = 5 to lm_count -1
	    oLM.getByIndex(i).IsVisible = True
	next
	
	' oPage0.getByIndex(0) is the text box at bottom of page	
	element = oPage0.getByIndex(0)
	element.setString("Display All")
		
end sub

sub clear_all	oLM = oDoc.getLayerManager()
	' Hide all the balls	
    lm_count = oLM.getCount()
	'msgbox lm_count '106 only use the first 35?
	for i = 5 to lm_count -1
	    oLM.getByIndex(i).IsVisible = False
	next
	
	' oPage0.getByIndex(0) is the text box at bottom of page
	element = oPage0.getByIndex(0)
	element.setString("Hidden")

end sub

sub fps18
	'Display circles at a frame rate of 18 fps
	call clear_all
    lm_count = oLM.getCount()
	
	' oPage0.getByIndex(0) is the text box at bottom of page
	element = oPage0.getByIndex(0)
	element.setString("18 Frames per second. 55 millisecs")
		
	oLM.getByIndex(5).IsVisible = True	
	wait 3000	
	for i = 6 to lm_count -1
	    oLM.getByIndex(i).IsVisible = True
	    oLM.getByIndex(i -1).IsVisible = False
	    wait 55 '55 milisec 1000/18   
	next	
end sub

sub fps24
	'Display circles at a frame rate of 24 fps
	call clear_all	
    lm_count = oLM.getCount()
    
	' oPage0.getByIndex(0) is the text box at bottom of page
	element = oPage0.getByIndex(0)
	element.setString("24 Frames per second. 41 millisecs")    

	oLM.getByIndex(5).IsVisible = True
	wait 3000	
	for i = 6 to lm_count -1
	    oLM.getByIndex(i).IsVisible = True
	    oLM.getByIndex(i -1).IsVisible = False
	    wait 41 '40 milisec 1000/24   
	next	
end sub

sub fps48
	'Display circles at a frame rate of 48 fps
	call clear_all	
    lm_count = oLM.getCount()
    
	' oPage0.getByIndex(0) is the text box at bottom of page
	element = oPage0.getByIndex(0)
	element.setString("48 Frames per second. 21 millisecs")    

	oLM.getByIndex(5).IsVisible = True
	wait 3000	
	for i = 6 to lm_count -1
	    oLM.getByIndex(i).IsVisible = True
	    oLM.getByIndex(i -1).IsVisible = False
	    wait 21 '21 milisec 1000/48   
	next	
end sub

sub fps48_continuous
	'Display balls at a frame rate of 48 fps continuously
	call clear_all	
    lm_count = oLM.getCount()
    
	' oPage0.getByIndex(0) is the text box at bottom of page
	element = oPage0.getByIndex(0)
	element.setString("48 Frames per second / 100 fps. 21 millisecs / 10 millisecs")    

	oLM.getByIndex(5).IsVisible = True
	wait 3000
	for i = 0 to 4
		
		for j = 6 to lm_count -1
	    	oLM.getByIndex(j).IsVisible = True
	    	oLM.getByIndex(j -1).IsVisible = False
	    	wait 21 '21 milisec 1000/48   
		next	

		for j = lm_count - 2 to 5 step - 1
	    	oLM.getByIndex(j).IsVisible = True
	    	oLM.getByIndex(j + 1).IsVisible = False
	    	wait 10 '21 milisec 1000/48   
		next		
	next i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93" dlg:top="52" dlg:width="63" dlg:height="119" dlg:closeable="true" dlg:moveable="true">
  <dlg:bulletinboard>
    <dlg:button dlg:id="B1" dlg:tab-index="0" dlg:left="6" dlg:top="4" dlg:width="51" dlg:height="12" dlg:value="B1">
      <script:event script:event-name="on-performaction" script:macro-name="vnd.sun.star.script:Standard.Module1.DialogButtonPushEvent?language=Basic&amp;location=document" script:language="Script"/>
    </dlg:button>
    <dlg:button dlg:id="B2" dlg:tab-index="1" dlg:left="6" dlg:top="20" dlg:width="51" dlg:height="14" dlg:value="B2">
      <script:event script:event-name="on-performaction" script:macro-name="vnd.sun.star.script:Standard.Module1.DialogButtonPushEvent?language=Basic&amp;location=document" script:language="Script"/>
    </dlg:button>
    <dlg:button dlg:id="B3" dlg:tab-index="2" dlg:left="6" dlg:top="39" dlg:width="51" dlg:height="14" dlg:value="B3">
      <script:event script:event-name="on-performaction" script:macro-name="vnd.sun.star.script:Standard.Module1.DialogButtonPushEvent?language=Basic&amp;location=document" script:language="Script"/>
    </dlg:button>
    <dlg:button dlg:id="B4" dlg:tab-index="3" dlg:left="6" dlg:top="60" dlg:width="51" dlg:height="14" dlg:value="B4">
      <script:event script:event-name="on-performaction" script:macro-name="vnd.sun.star.script:Standard.Module1.DialogButtonPushEvent?language=Basic&amp;location=document" script:language="Script"/>
    </dlg:button>
    <dlg:button dlg:id="B5" dlg:tab-index="4" dlg:left="6" dlg:top="82" dlg:width="51" dlg:height="14" dlg:value="B5">
      <script:event script:event-name="on-performaction" script:macro-name="vnd.sun.star.script:Standard.Module1.DialogButtonPushEvent?language=Basic&amp;location=document" script:language="Script"/>
    </dlg:button>
    <dlg:button dlg:id="B6" dlg:tab-index="5" dlg:left="6" dlg:top="101" dlg:width="51" dlg:height="14" dlg:value="B6">
      <script:event script:event-name="on-performaction" script:macro-name="vnd.sun.star.script:Standard.Module1.DialogButtonPushEvent?language=Basic&amp;location=document" script:language="Script"/>
    </dlg:button>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